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50%" fo:text-align="center" style:justify-single-word="false"/>
      <style:text-properties fo:language="zxx" fo:country="none" fo:font-weight="bold" officeooo:rsid="0000c7e0" officeooo:paragraph-rsid="0000c7e0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fo:language="zxx" fo:country="none" fo:font-weight="bold" officeooo:rsid="0000c7e0" officeooo:paragraph-rsid="0000c7e0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fo:language="zxx" fo:country="none" fo:font-weight="normal" officeooo:rsid="00026428" officeooo:paragraph-rsid="00026428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3b3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dringer gjort fra forrige deler</text:p>
      <text:p text:style-name="P2"><text:span text:style-name="T1">Byttet fra Grid med 1 kolonne til grid med 3 </text:span><text:span text:style-name="T2">kolonner</text:span><text:span text:style-name="T1">.</text:span></text:p>
      <text:p text:style-name="P3">Byttet farger på bakgrunn og artikler fra grønnfarger til blå og hvi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1:25:22.688449000</meta:creation-date>
    <dc:date>2022-11-29T12:15:48.791756340</dc:date>
    <meta:editing-duration>PT23H39M4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8" meta:character-count="157" meta:non-whitespace-character-count="132"/>
  </office:meta>
</office:document-meta>
</file>